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Milestones" style:family="table">
      <style:table-properties style:width="17.007cm" fo:margin-left="0cm" table:align="left"/>
    </style:style>
    <style:style style:name="Milestones.A" style:family="table-column">
      <style:table-column-properties style:column-width="14.34cm"/>
    </style:style>
    <style:style style:name="Milestones.B" style:family="table-column">
      <style:table-column-properties style:column-width="2.667cm"/>
    </style:style>
    <style:style style:name="Milestones.A1" style:family="table-cell">
      <style:table-cell-properties fo:padding="0.097cm" fo:border="none"/>
    </style:style>
    <style:style style:name="Milestones.22" style:family="table-row">
      <style:table-row-properties style:min-row-height="0.577cm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5" style:family="paragraph" style:parent-style-name="Footer">
      <style:text-properties style:font-name="Asul1" fo:font-size="10pt" style:font-size-asian="10pt" style:font-size-complex="10pt"/>
    </style:style>
    <style:style style:name="P6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7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8" style:family="paragraph" style:parent-style-name="Standard">
      <style:text-properties style:font-name="Asul1"/>
    </style:style>
    <style:style style:name="P9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sul1" fo:font-size="10pt" fo:font-weight="normal" officeooo:rsid="00081599" officeooo:paragraph-rsid="0008159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Asul1" fo:font-size="32pt" fo:font-weight="bold" officeooo:rsid="00081599" officeooo:paragraph-rsid="00081599" style:font-size-asian="32pt" style:font-weight-asian="bold" style:font-size-complex="32pt" style:font-weight-complex="bold"/>
    </style:style>
    <style:style style:name="P25" style:family="paragraph" style:parent-style-name="Standard">
      <style:text-properties fo:font-size="14pt" style:font-size-asian="12.25pt" style:font-size-complex="14pt"/>
    </style:style>
    <style:style style:name="P26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officeooo:paragraph-rsid="000bab1d" style:font-size-complex="14pt"/>
    </style:style>
    <style:style style:name="P31" style:family="paragraph" style:parent-style-name="Table_20_Contents">
      <style:paragraph-properties fo:text-align="end" style:justify-single-word="false"/>
      <style:text-properties officeooo:paragraph-rsid="000bab1d" style:font-size-complex="14pt"/>
    </style:style>
    <style:style style:name="P32" style:family="paragraph" style:parent-style-name="Table_20_Contents">
      <style:paragraph-properties fo:text-align="end" style:justify-single-word="false"/>
      <style:text-properties officeooo:paragraph-rsid="000f87ec" style:font-size-complex="14pt"/>
    </style:style>
    <style:style style:name="P33" style:family="paragraph" style:parent-style-name="Table_20_Contents">
      <style:paragraph-properties fo:text-align="end" style:justify-single-word="false"/>
      <style:text-properties officeooo:paragraph-rsid="00120c7d" style:font-size-complex="14pt"/>
    </style:style>
    <style:style style:name="P34" style:family="paragraph" style:parent-style-name="Table_20_Contents">
      <style:paragraph-properties fo:text-align="end" style:justify-single-word="false"/>
      <style:text-properties officeooo:paragraph-rsid="001592f3" style:font-size-complex="14pt"/>
    </style:style>
    <style:style style:name="P35" style:family="paragraph" style:parent-style-name="Table_20_Contents">
      <style:paragraph-properties fo:text-align="end" style:justify-single-word="false"/>
      <style:text-properties officeooo:paragraph-rsid="00159f0e" style:font-size-complex="14pt"/>
    </style:style>
    <style:style style:name="P36" style:family="paragraph" style:parent-style-name="Table_20_Contents">
      <style:text-properties officeooo:paragraph-rsid="000f87ec" style:font-size-complex="14pt"/>
    </style:style>
    <style:style style:name="P37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8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P39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40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41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42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text-properties fo:font-size="14pt" fo:font-weight="bold" officeooo:rsid="000a7d03" officeooo:paragraph-rsid="000a7d03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paragraph-rsid="00251468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paragraph-rsid="002c1c34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paragraph-rsid="002cda8c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paragraph-rsid="00333d5a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paragraph-rsid="0036287e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paragraph-rsid="003e0ecf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paragraph-rsid="003f784a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fo:font-weight="bold" officeooo:paragraph-rsid="00400613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paragraph-rsid="004114d6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paragraph-rsid="0044288b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paragraph-rsid="0045a9d0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paragraph-rsid="00464fcd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font-weight="bold" officeooo:paragraph-rsid="00482d7f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font-weight="bold" officeooo:paragraph-rsid="00497004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paragraph-rsid="004bd10c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weight="bold" officeooo:paragraph-rsid="004cc3e7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fo:font-weight="bold" officeooo:paragraph-rsid="004d7ba1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paragraph-rsid="005037bc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4pt" fo:font-weight="bold" officeooo:paragraph-rsid="00537c90" style:font-size-asian="14pt" style:font-weight-asian="bold" style:font-size-complex="14pt" style:font-weight-complex="bold"/>
    </style:style>
    <style:style style:name="P63" style:family="paragraph" style:parent-style-name="Standard">
      <style:text-properties fo:font-size="14pt" fo:font-weight="bold" officeooo:paragraph-rsid="0055ce7f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bold" officeooo:paragraph-rsid="00580037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font-weight="bold" officeooo:paragraph-rsid="00581f1d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font-weight="bold" officeooo:paragraph-rsid="0058e52a" style:font-size-asian="14pt" style:font-weight-asian="bold" style:font-size-complex="14pt" style:font-weight-complex="bold"/>
    </style:style>
    <style:style style:name="P67" style:family="paragraph" style:parent-style-name="Standard">
      <style:text-properties fo:font-size="14pt" fo:font-weight="bold" officeooo:paragraph-rsid="005b6816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officeooo:paragraph-rsid="005c63a6" style:font-size-asian="14pt" style:font-weight-asian="bold" style:font-size-complex="14pt" style:font-weight-complex="bold"/>
    </style:style>
    <style:style style:name="P69" style:family="paragraph" style:parent-style-name="Standard">
      <style:text-properties fo:font-size="14pt" fo:font-weight="bold" officeooo:paragraph-rsid="005f34f9" style:font-size-asian="14pt" style:font-weight-asian="bold" style:font-size-complex="14pt" style:font-weight-complex="bold"/>
    </style:style>
    <style:style style:name="P70" style:family="paragraph" style:parent-style-name="Standard">
      <style:text-properties fo:font-size="14pt" fo:font-weight="bold" officeooo:paragraph-rsid="00613d2e" style:font-size-asian="14pt" style:font-weight-asian="bold" style:font-size-complex="14pt" style:font-weight-complex="bold"/>
    </style:style>
    <style:style style:name="P71" style:family="paragraph" style:parent-style-name="Standard">
      <style:text-properties fo:font-size="14pt" fo:font-weight="bold" officeooo:paragraph-rsid="0064a0cd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paragraph-rsid="0068ea5d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0pt" fo:font-weight="normal" officeooo:paragraph-rsid="001f0e0d" style:font-size-asian="8.75pt" style:font-weight-asian="normal" style:font-size-complex="10pt" style:font-weight-complex="normal"/>
    </style:style>
    <style:style style:name="P74" style:family="paragraph" style:parent-style-name="Standard">
      <style:text-properties fo:font-size="10pt" fo:font-weight="normal" officeooo:paragraph-rsid="0020d6e4" style:font-size-asian="8.75pt" style:font-weight-asian="normal" style:font-size-complex="10pt" style:font-weight-complex="normal"/>
    </style:style>
    <style:style style:name="P75" style:family="paragraph" style:parent-style-name="Standard">
      <style:text-properties fo:font-size="10pt" fo:font-weight="normal" officeooo:paragraph-rsid="00251468" style:font-size-asian="8.75pt" style:font-weight-asian="normal" style:font-size-complex="10pt" style:font-weight-complex="normal"/>
    </style:style>
    <style:style style:name="P76" style:family="paragraph" style:parent-style-name="Standard">
      <style:text-properties fo:font-size="10pt" fo:font-weight="normal" officeooo:paragraph-rsid="002c1c34" style:font-size-asian="8.75pt" style:font-weight-asian="normal" style:font-size-complex="10pt" style:font-weight-complex="normal"/>
    </style:style>
    <style:style style:name="P77" style:family="paragraph" style:parent-style-name="Standard">
      <style:text-properties fo:font-size="10pt" fo:font-weight="normal" officeooo:paragraph-rsid="002e3ce2" style:font-size-asian="8.75pt" style:font-weight-asian="normal" style:font-size-complex="10pt" style:font-weight-complex="normal"/>
    </style:style>
    <style:style style:name="P78" style:family="paragraph" style:parent-style-name="Standard">
      <style:text-properties fo:font-size="10pt" fo:font-weight="normal" officeooo:paragraph-rsid="0036287e" style:font-size-asian="8.75pt" style:font-weight-asian="normal" style:font-size-complex="10pt" style:font-weight-complex="normal"/>
    </style:style>
    <style:style style:name="P79" style:family="paragraph" style:parent-style-name="Standard">
      <style:text-properties fo:font-size="10pt" fo:font-weight="normal" officeooo:paragraph-rsid="0038a182" style:font-size-asian="8.75pt" style:font-weight-asian="normal" style:font-size-complex="10pt" style:font-weight-complex="normal"/>
    </style:style>
    <style:style style:name="P80" style:family="paragraph" style:parent-style-name="Standard">
      <style:text-properties fo:font-size="10pt" fo:font-weight="normal" officeooo:paragraph-rsid="003e71c1" style:font-size-asian="8.75pt" style:font-weight-asian="normal" style:font-size-complex="10pt" style:font-weight-complex="normal"/>
    </style:style>
    <style:style style:name="P81" style:family="paragraph" style:parent-style-name="Standard">
      <style:text-properties fo:font-size="10pt" fo:font-weight="normal" officeooo:paragraph-rsid="00400613" style:font-size-asian="8.75pt" style:font-weight-asian="normal" style:font-size-complex="10pt" style:font-weight-complex="normal"/>
    </style:style>
    <style:style style:name="P82" style:family="paragraph" style:parent-style-name="Standard">
      <style:text-properties fo:font-size="10pt" fo:font-weight="normal" officeooo:paragraph-rsid="0040cf4d" style:font-size-asian="8.75pt" style:font-weight-asian="normal" style:font-size-complex="10pt" style:font-weight-complex="normal"/>
    </style:style>
    <style:style style:name="P83" style:family="paragraph" style:parent-style-name="Standard">
      <style:text-properties fo:font-size="10pt" fo:font-weight="normal" officeooo:paragraph-rsid="0043669c" style:font-size-asian="8.75pt" style:font-weight-asian="normal" style:font-size-complex="10pt" style:font-weight-complex="normal"/>
    </style:style>
    <style:style style:name="P84" style:family="paragraph" style:parent-style-name="Standard">
      <style:text-properties fo:font-size="10pt" fo:font-weight="normal" officeooo:paragraph-rsid="0044288b" style:font-size-asian="8.75pt" style:font-weight-asian="normal" style:font-size-complex="10pt" style:font-weight-complex="normal"/>
    </style:style>
    <style:style style:name="P85" style:family="paragraph" style:parent-style-name="Standard">
      <style:text-properties fo:font-size="10pt" fo:font-weight="normal" officeooo:paragraph-rsid="0045a9d0" style:font-size-asian="8.75pt" style:font-weight-asian="normal" style:font-size-complex="10pt" style:font-weight-complex="normal"/>
    </style:style>
    <style:style style:name="P86" style:family="paragraph" style:parent-style-name="Standard">
      <style:text-properties fo:font-size="10pt" fo:font-weight="normal" officeooo:paragraph-rsid="00464fcd" style:font-size-asian="8.75pt" style:font-weight-asian="normal" style:font-size-complex="10pt" style:font-weight-complex="normal"/>
    </style:style>
    <style:style style:name="P87" style:family="paragraph" style:parent-style-name="Standard">
      <style:text-properties fo:font-size="10pt" fo:font-weight="normal" officeooo:paragraph-rsid="00482d7f" style:font-size-asian="8.75pt" style:font-weight-asian="normal" style:font-size-complex="10pt" style:font-weight-complex="normal"/>
    </style:style>
    <style:style style:name="P88" style:family="paragraph" style:parent-style-name="Standard">
      <style:text-properties fo:font-size="10pt" fo:font-weight="normal" officeooo:paragraph-rsid="004b8845" style:font-size-asian="8.75pt" style:font-weight-asian="normal" style:font-size-complex="10pt" style:font-weight-complex="normal"/>
    </style:style>
    <style:style style:name="P89" style:family="paragraph" style:parent-style-name="Standard">
      <style:text-properties fo:font-size="10pt" fo:font-weight="normal" officeooo:paragraph-rsid="004cc3e7" style:font-size-asian="8.75pt" style:font-weight-asian="normal" style:font-size-complex="10pt" style:font-weight-complex="normal"/>
    </style:style>
    <style:style style:name="P90" style:family="paragraph" style:parent-style-name="Standard">
      <style:text-properties fo:font-size="10pt" fo:font-weight="normal" officeooo:paragraph-rsid="004eb0c5" style:font-size-asian="8.75pt" style:font-weight-asian="normal" style:font-size-complex="10pt" style:font-weight-complex="normal"/>
    </style:style>
    <style:style style:name="P91" style:family="paragraph" style:parent-style-name="Standard">
      <style:text-properties fo:font-size="10pt" fo:font-weight="normal" officeooo:paragraph-rsid="0051dffe" style:font-size-asian="8.75pt" style:font-weight-asian="normal" style:font-size-complex="10pt" style:font-weight-complex="normal"/>
    </style:style>
    <style:style style:name="P92" style:family="paragraph" style:parent-style-name="Standard">
      <style:text-properties fo:font-size="10pt" fo:font-weight="normal" officeooo:paragraph-rsid="0055ce7f" style:font-size-asian="8.75pt" style:font-weight-asian="normal" style:font-size-complex="10pt" style:font-weight-complex="normal"/>
    </style:style>
    <style:style style:name="P93" style:family="paragraph" style:parent-style-name="Standard">
      <style:text-properties fo:font-size="10pt" fo:font-weight="normal" officeooo:paragraph-rsid="00579219" style:font-size-asian="8.75pt" style:font-weight-asian="normal" style:font-size-complex="10pt" style:font-weight-complex="normal"/>
    </style:style>
    <style:style style:name="P94" style:family="paragraph" style:parent-style-name="Standard">
      <style:text-properties fo:font-size="10pt" fo:font-weight="normal" officeooo:paragraph-rsid="00580037" style:font-size-asian="8.75pt" style:font-weight-asian="normal" style:font-size-complex="10pt" style:font-weight-complex="normal"/>
    </style:style>
    <style:style style:name="P95" style:family="paragraph" style:parent-style-name="Standard">
      <style:text-properties fo:font-size="10pt" fo:font-weight="normal" officeooo:paragraph-rsid="00581f1d" style:font-size-asian="8.75pt" style:font-weight-asian="normal" style:font-size-complex="10pt" style:font-weight-complex="normal"/>
    </style:style>
    <style:style style:name="P96" style:family="paragraph" style:parent-style-name="Standard">
      <style:text-properties fo:font-size="10pt" fo:font-weight="normal" officeooo:paragraph-rsid="005a6129" style:font-size-asian="8.75pt" style:font-weight-asian="normal" style:font-size-complex="10pt" style:font-weight-complex="normal"/>
    </style:style>
    <style:style style:name="P97" style:family="paragraph" style:parent-style-name="Standard">
      <style:text-properties fo:font-size="10pt" fo:font-weight="normal" officeooo:paragraph-rsid="005c63a6" style:font-size-asian="8.75pt" style:font-weight-asian="normal" style:font-size-complex="10pt" style:font-weight-complex="normal"/>
    </style:style>
    <style:style style:name="P98" style:family="paragraph" style:parent-style-name="Standard">
      <style:text-properties fo:font-size="10pt" fo:font-weight="normal" officeooo:paragraph-rsid="005dd56c" style:font-size-asian="8.75pt" style:font-weight-asian="normal" style:font-size-complex="10pt" style:font-weight-complex="normal"/>
    </style:style>
    <style:style style:name="P99" style:family="paragraph" style:parent-style-name="Standard">
      <style:text-properties fo:font-size="10pt" fo:font-weight="normal" officeooo:paragraph-rsid="0069a822" style:font-size-asian="8.75pt" style:font-weight-asian="normal" style:font-size-complex="10pt" style:font-weight-complex="normal"/>
    </style:style>
    <style:style style:name="P100" style:family="paragraph" style:parent-style-name="Standard">
      <style:text-properties officeooo:paragraph-rsid="001f0e0d"/>
    </style:style>
    <style:style style:name="P101" style:family="paragraph" style:parent-style-name="Standard">
      <style:text-properties fo:font-weight="normal" officeooo:paragraph-rsid="001f0e0d" style:font-weight-asian="normal" style:font-weight-complex="normal"/>
    </style:style>
    <style:style style:name="P102" style:family="paragraph" style:parent-style-name="Standard">
      <style:text-properties fo:font-weight="normal" officeooo:paragraph-rsid="0064a0cd" style:font-weight-asian="normal" style:font-weight-complex="normal"/>
    </style:style>
    <style:style style:name="P103" style:family="paragraph" style:parent-style-name="Standard">
      <style:text-properties fo:font-weight="normal" officeooo:paragraph-rsid="0066d942" style:font-weight-asian="normal" style:font-weight-complex="normal"/>
    </style:style>
    <style:style style:name="P104" style:family="paragraph" style:parent-style-name="Standard">
      <style:text-properties officeooo:paragraph-rsid="0060a1e7"/>
    </style:style>
    <style:style style:name="P105" style:family="paragraph" style:parent-style-name="Standard">
      <style:text-properties officeooo:paragraph-rsid="00630b3b"/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Header">
      <style:paragraph-properties fo:text-align="end" style:justify-single-word="false"/>
      <style:text-properties style:font-name="Asul1" fo:font-size="40pt" fo:font-weight="bold" officeooo:rsid="00081599" style:font-size-asian="40pt" style:font-weight-asian="bold" style:font-size-complex="40pt" style:font-weight-complex="bold"/>
    </style:style>
    <style:style style:name="P10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9" style:family="paragraph" style:parent-style-name="Table_20_Contents">
      <style:text-properties fo:font-size="11pt" fo:font-weight="bold" officeooo:rsid="000f8185" officeooo:paragraph-rsid="000f8185" style:font-size-asian="11pt" style:font-weight-asian="bold" style:font-size-complex="11pt" style:font-weight-complex="bold"/>
    </style:style>
    <style:style style:name="P110" style:family="paragraph" style:parent-style-name="Table_20_Contents">
      <style:paragraph-properties fo:text-align="end" style:justify-single-word="false"/>
      <style:text-properties fo:font-size="11pt" fo:font-weight="bold" officeooo:rsid="000a7d03" officeooo:paragraph-rsid="000a7d03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officeooo:rsid="000bab1d" officeooo:paragraph-rsid="000bab1d" style:font-size-complex="14pt"/>
    </style:style>
    <style:style style:name="P112" style:family="paragraph" style:parent-style-name="Table_20_Contents">
      <style:paragraph-properties fo:text-align="end" style:justify-single-word="false"/>
      <style:text-properties officeooo:rsid="000bab1d" officeooo:paragraph-rsid="000bab1d" style:font-size-complex="14pt"/>
    </style:style>
    <style:style style:name="P113" style:family="paragraph" style:parent-style-name="Table_20_Contents">
      <style:paragraph-properties fo:text-align="end" style:justify-single-word="false"/>
      <style:text-properties officeooo:rsid="000bab1d" officeooo:paragraph-rsid="00395b0e" style:font-size-complex="14pt"/>
    </style:style>
    <style:style style:name="P114" style:family="paragraph" style:parent-style-name="Table_20_Contents">
      <style:paragraph-properties fo:text-align="end" style:justify-single-word="false"/>
      <style:text-properties officeooo:rsid="000bab1d" officeooo:paragraph-rsid="0068ea5d" style:font-size-complex="14pt"/>
    </style:style>
    <style:style style:name="P115" style:family="paragraph" style:parent-style-name="Table_20_Contents">
      <style:text-properties officeooo:rsid="000bab1d" officeooo:paragraph-rsid="0029430b" style:font-size-complex="14pt"/>
    </style:style>
    <style:style style:name="P116" style:family="paragraph" style:parent-style-name="Table_20_Contents">
      <style:text-properties officeooo:rsid="000bab1d" officeooo:paragraph-rsid="002ac7f2" style:font-size-complex="14pt"/>
    </style:style>
    <style:style style:name="P117" style:family="paragraph" style:parent-style-name="Table_20_Contents">
      <style:text-properties officeooo:rsid="000bab1d" officeooo:paragraph-rsid="0030f9ab" style:font-size-complex="14pt"/>
    </style:style>
    <style:style style:name="P118" style:family="paragraph" style:parent-style-name="Table_20_Contents">
      <style:text-properties officeooo:rsid="000bab1d" officeooo:paragraph-rsid="0031a040" style:font-size-complex="14pt"/>
    </style:style>
    <style:style style:name="P119" style:family="paragraph" style:parent-style-name="Table_20_Contents">
      <style:text-properties officeooo:rsid="000bab1d" officeooo:paragraph-rsid="0038a182" style:font-size-complex="14pt"/>
    </style:style>
    <style:style style:name="P120" style:family="paragraph" style:parent-style-name="Table_20_Contents">
      <style:text-properties officeooo:rsid="000bab1d" officeooo:paragraph-rsid="00395b0e" style:font-size-complex="14pt"/>
    </style:style>
    <style:style style:name="P121" style:family="paragraph" style:parent-style-name="Table_20_Contents">
      <style:text-properties officeooo:rsid="000bab1d" officeooo:paragraph-rsid="0068ea5d" style:font-size-complex="14pt"/>
    </style:style>
    <style:style style:name="P122" style:family="paragraph" style:parent-style-name="Table_20_Contents">
      <style:text-properties officeooo:rsid="001592f3" officeooo:paragraph-rsid="001592f3" style:font-size-complex="14pt"/>
    </style:style>
    <style:style style:name="P123" style:family="paragraph" style:parent-style-name="Table_20_Contents">
      <style:paragraph-properties fo:text-align="end" style:justify-single-word="false"/>
      <style:text-properties officeooo:rsid="001592f3" officeooo:paragraph-rsid="0068ea5d" style:font-size-complex="14pt"/>
    </style:style>
    <style:style style:name="P124" style:family="paragraph" style:parent-style-name="Table_20_Contents">
      <style:paragraph-properties fo:text-align="end" style:justify-single-word="false"/>
      <style:text-properties officeooo:rsid="001d0728" officeooo:paragraph-rsid="0029430b" style:font-size-complex="14pt"/>
    </style:style>
    <style:style style:name="P125" style:family="paragraph" style:parent-style-name="Table_20_Contents">
      <style:paragraph-properties fo:text-align="end" style:justify-single-word="false"/>
      <style:text-properties officeooo:rsid="001d0728" officeooo:paragraph-rsid="00395b0e" style:font-size-complex="14pt"/>
    </style:style>
    <style:style style:name="P126" style:family="paragraph" style:parent-style-name="Table_20_Contents">
      <style:paragraph-properties fo:text-align="end" style:justify-single-word="false"/>
      <style:text-properties officeooo:rsid="001d0728" officeooo:paragraph-rsid="0068ea5d" style:font-size-complex="14pt"/>
    </style:style>
    <style:style style:name="P127" style:family="paragraph" style:parent-style-name="Table_20_Contents">
      <style:text-properties officeooo:rsid="00120c7d" officeooo:paragraph-rsid="00120c7d" style:font-size-complex="14pt"/>
    </style:style>
    <style:style style:name="P128" style:family="paragraph" style:parent-style-name="Table_20_Contents">
      <style:text-properties officeooo:rsid="00159f0e" officeooo:paragraph-rsid="00159f0e" style:font-size-complex="14pt"/>
    </style:style>
    <style:style style:name="P129" style:family="paragraph" style:parent-style-name="Table_20_Contents">
      <style:text-properties officeooo:rsid="00107166" officeooo:paragraph-rsid="00107166" style:font-size-complex="14pt"/>
    </style:style>
    <style:style style:name="P130" style:family="paragraph" style:parent-style-name="Table_20_Contents">
      <style:text-properties officeooo:rsid="000be31f" officeooo:paragraph-rsid="000be31f" style:font-size-complex="14pt"/>
    </style:style>
    <style:style style:name="P131" style:family="paragraph" style:parent-style-name="Table_20_Contents">
      <style:text-properties officeooo:rsid="0013f3a5" officeooo:paragraph-rsid="0013f3a5" style:font-size-complex="14pt"/>
    </style:style>
    <style:style style:name="P132" style:family="paragraph" style:parent-style-name="Table_20_Contents">
      <style:paragraph-properties fo:text-align="end" style:justify-single-word="false"/>
      <style:text-properties officeooo:paragraph-rsid="0029430b" style:font-size-complex="14pt"/>
    </style:style>
    <style:style style:name="P133" style:family="paragraph" style:parent-style-name="Table_20_Contents">
      <style:paragraph-properties fo:text-align="end" style:justify-single-word="false"/>
      <style:text-properties officeooo:paragraph-rsid="002ac7f2" style:font-size-complex="14pt"/>
    </style:style>
    <style:style style:name="P134" style:family="paragraph" style:parent-style-name="Table_20_Contents">
      <style:paragraph-properties fo:text-align="end" style:justify-single-word="false"/>
      <style:text-properties officeooo:paragraph-rsid="0030f9ab" style:font-size-complex="14pt"/>
    </style:style>
    <style:style style:name="P135" style:family="paragraph" style:parent-style-name="Table_20_Contents">
      <style:paragraph-properties fo:text-align="end" style:justify-single-word="false"/>
      <style:text-properties officeooo:paragraph-rsid="0031a040" style:font-size-complex="14pt"/>
    </style:style>
    <style:style style:name="P136" style:family="paragraph" style:parent-style-name="Table_20_Contents">
      <style:paragraph-properties fo:text-align="end" style:justify-single-word="false"/>
      <style:text-properties officeooo:paragraph-rsid="00395b0e" style:font-size-complex="14pt"/>
    </style:style>
    <style:style style:name="P137" style:family="paragraph" style:parent-style-name="Table_20_Contents">
      <style:paragraph-properties fo:text-align="end" style:justify-single-word="false"/>
      <style:text-properties officeooo:paragraph-rsid="0068ea5d" style:font-size-complex="14pt"/>
    </style:style>
    <style:style style:name="P138" style:family="paragraph" style:parent-style-name="Table_20_Contents">
      <style:paragraph-properties fo:text-align="start" style:justify-single-word="false"/>
      <style:text-properties style:font-name="Asul1" fo:font-size="10pt" officeooo:paragraph-rsid="006811d9" style:font-size-asian="10pt" style:font-size-complex="10pt"/>
    </style:style>
    <style:style style:name="P139" style:family="paragraph" style:parent-style-name="Section_20_Title">
      <style:text-properties officeooo:rsid="000a7d03" officeooo:paragraph-rsid="000a7d03"/>
    </style:style>
    <style:style style:name="P140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141" style:family="paragraph">
      <style:paragraph-properties fo:text-align="center"/>
    </style:style>
    <style:style style:name="T1" style:family="text">
      <style:text-properties officeooo:rsid="00081599"/>
    </style:style>
    <style:style style:name="T2" style:family="text">
      <style:text-properties officeooo:rsid="0018d83b"/>
    </style:style>
    <style:style style:name="T3" style:family="text">
      <style:text-properties officeooo:rsid="001ab5ef"/>
    </style:style>
    <style:style style:name="T4" style:family="text">
      <style:text-properties officeooo:rsid="000bab1d"/>
    </style:style>
    <style:style style:name="T5" style:family="text">
      <style:text-properties officeooo:rsid="000f87ec"/>
    </style:style>
    <style:style style:name="T6" style:family="text">
      <style:text-properties officeooo:rsid="00107166"/>
    </style:style>
    <style:style style:name="T7" style:family="text">
      <style:text-properties officeooo:rsid="00120c7d"/>
    </style:style>
    <style:style style:name="T8" style:family="text">
      <style:text-properties officeooo:rsid="001592f3"/>
    </style:style>
    <style:style style:name="T9" style:family="text">
      <style:text-properties officeooo:rsid="00159f0e"/>
    </style:style>
    <style:style style:name="T10" style:family="text">
      <style:text-properties officeooo:rsid="00175665"/>
    </style:style>
    <style:style style:name="T11" style:family="text">
      <style:text-properties officeooo:rsid="001f0e0d"/>
    </style:style>
    <style:style style:name="T12" style:family="text">
      <style:text-properties officeooo:rsid="0020d6e4"/>
    </style:style>
    <style:style style:name="T13" style:family="text">
      <style:text-properties officeooo:rsid="002248e0"/>
    </style:style>
    <style:style style:name="T14" style:family="text">
      <style:text-properties officeooo:rsid="0023e38f"/>
    </style:style>
    <style:style style:name="T15" style:family="text">
      <style:text-properties officeooo:rsid="00251468"/>
    </style:style>
    <style:style style:name="T16" style:family="text">
      <style:text-properties officeooo:rsid="002538ed"/>
    </style:style>
    <style:style style:name="T17" style:family="text">
      <style:text-properties officeooo:rsid="0027004a"/>
    </style:style>
    <style:style style:name="T18" style:family="text">
      <style:text-properties officeooo:rsid="0028039a"/>
    </style:style>
    <style:style style:name="T19" style:family="text">
      <style:text-properties officeooo:rsid="0029430b"/>
    </style:style>
    <style:style style:name="T20" style:family="text">
      <style:text-properties officeooo:rsid="002ac7f2"/>
    </style:style>
    <style:style style:name="T21" style:family="text">
      <style:text-properties officeooo:rsid="002c1c34"/>
    </style:style>
    <style:style style:name="T22" style:family="text">
      <style:text-properties officeooo:rsid="002cda8c"/>
    </style:style>
    <style:style style:name="T23" style:family="text">
      <style:text-properties officeooo:rsid="002e3ce2"/>
    </style:style>
    <style:style style:name="T24" style:family="text">
      <style:text-properties officeooo:rsid="002e5e9a"/>
    </style:style>
    <style:style style:name="T25" style:family="text">
      <style:text-properties officeooo:rsid="0030f9ab"/>
    </style:style>
    <style:style style:name="T26" style:family="text">
      <style:text-properties fo:font-size="14pt" fo:font-weight="bold" officeooo:rsid="001f0e0d" style:font-size-asian="12.25pt" style:font-weight-asian="bold" style:font-size-complex="14pt" style:font-weight-complex="bold"/>
    </style:style>
    <style:style style:name="T27" style:family="text">
      <style:text-properties fo:font-size="14pt" officeooo:rsid="001f0e0d" style:font-size-asian="12.25pt" style:font-size-complex="14pt"/>
    </style:style>
    <style:style style:name="T28" style:family="text">
      <style:text-properties officeooo:rsid="0031a040"/>
    </style:style>
    <style:style style:name="T29" style:family="text">
      <style:text-properties officeooo:rsid="00333d5a"/>
    </style:style>
    <style:style style:name="T30" style:family="text">
      <style:text-properties officeooo:rsid="0036287e"/>
    </style:style>
    <style:style style:name="T31" style:family="text">
      <style:text-properties officeooo:rsid="0037c863"/>
    </style:style>
    <style:style style:name="T32" style:family="text">
      <style:text-properties officeooo:rsid="0038a182"/>
    </style:style>
    <style:style style:name="T33" style:family="text">
      <style:text-properties officeooo:rsid="00395b0e"/>
    </style:style>
    <style:style style:name="T34" style:family="text">
      <style:text-properties officeooo:rsid="003a17d8"/>
    </style:style>
    <style:style style:name="T35" style:family="text">
      <style:text-properties officeooo:rsid="003b732f"/>
    </style:style>
    <style:style style:name="T36" style:family="text">
      <style:text-properties officeooo:rsid="003d4450"/>
    </style:style>
    <style:style style:name="T37" style:family="text">
      <style:text-properties officeooo:rsid="003e0ecf"/>
    </style:style>
    <style:style style:name="T38" style:family="text">
      <style:text-properties officeooo:rsid="003e71c1"/>
    </style:style>
    <style:style style:name="T39" style:family="text">
      <style:text-properties officeooo:rsid="003f784a"/>
    </style:style>
    <style:style style:name="T40" style:family="text">
      <style:text-properties officeooo:rsid="00400613"/>
    </style:style>
    <style:style style:name="T41" style:family="text">
      <style:text-properties officeooo:rsid="0040cf4d"/>
    </style:style>
    <style:style style:name="T42" style:family="text">
      <style:text-properties officeooo:rsid="004114d6"/>
    </style:style>
    <style:style style:name="T43" style:family="text">
      <style:text-properties officeooo:rsid="0043669c"/>
    </style:style>
    <style:style style:name="T44" style:family="text">
      <style:text-properties officeooo:rsid="0044288b"/>
    </style:style>
    <style:style style:name="T45" style:family="text">
      <style:text-properties officeooo:rsid="0045a9d0"/>
    </style:style>
    <style:style style:name="T46" style:family="text">
      <style:text-properties officeooo:rsid="00464fcd"/>
    </style:style>
    <style:style style:name="T47" style:family="text">
      <style:text-properties officeooo:rsid="00482d7f"/>
    </style:style>
    <style:style style:name="T48" style:family="text">
      <style:text-properties officeooo:rsid="00497004"/>
    </style:style>
    <style:style style:name="T49" style:family="text">
      <style:text-properties officeooo:rsid="004b8845"/>
    </style:style>
    <style:style style:name="T50" style:family="text">
      <style:text-properties officeooo:rsid="004bd10c"/>
    </style:style>
    <style:style style:name="T51" style:family="text">
      <style:text-properties officeooo:rsid="004cc3e7"/>
    </style:style>
    <style:style style:name="T52" style:family="text">
      <style:text-properties officeooo:rsid="004d7ba1"/>
    </style:style>
    <style:style style:name="T53" style:family="text">
      <style:text-properties officeooo:rsid="004eb0c5"/>
    </style:style>
    <style:style style:name="T54" style:family="text">
      <style:text-properties officeooo:rsid="005037bc"/>
    </style:style>
    <style:style style:name="T55" style:family="text">
      <style:text-properties officeooo:rsid="0051dffe"/>
    </style:style>
    <style:style style:name="T56" style:family="text">
      <style:text-properties officeooo:rsid="00537c90"/>
    </style:style>
    <style:style style:name="T57" style:family="text">
      <style:text-properties officeooo:rsid="00552c52"/>
    </style:style>
    <style:style style:name="T58" style:family="text">
      <style:text-properties officeooo:rsid="0055ce7f"/>
    </style:style>
    <style:style style:name="T59" style:family="text">
      <style:text-properties officeooo:rsid="00579219"/>
    </style:style>
    <style:style style:name="T60" style:family="text">
      <style:text-properties officeooo:rsid="00580037"/>
    </style:style>
    <style:style style:name="T61" style:family="text">
      <style:text-properties officeooo:rsid="00581f1d"/>
    </style:style>
    <style:style style:name="T62" style:family="text">
      <style:text-properties officeooo:rsid="0058e52a"/>
    </style:style>
    <style:style style:name="T63" style:family="text">
      <style:text-properties officeooo:rsid="0059385c"/>
    </style:style>
    <style:style style:name="T64" style:family="text">
      <style:text-properties officeooo:rsid="005a6129"/>
    </style:style>
    <style:style style:name="T65" style:family="text">
      <style:text-properties officeooo:rsid="005ae768"/>
    </style:style>
    <style:style style:name="T66" style:family="text">
      <style:text-properties officeooo:rsid="005b6816"/>
    </style:style>
    <style:style style:name="T67" style:family="text">
      <style:text-properties officeooo:rsid="005c63a6"/>
    </style:style>
    <style:style style:name="T68" style:family="text">
      <style:text-properties officeooo:rsid="005dd56c"/>
    </style:style>
    <style:style style:name="T69" style:family="text">
      <style:text-properties officeooo:rsid="005f34f9"/>
    </style:style>
    <style:style style:name="T70" style:family="text">
      <style:text-properties officeooo:rsid="0060a1e7"/>
    </style:style>
    <style:style style:name="T71" style:family="text">
      <style:text-properties officeooo:rsid="00613d2e"/>
    </style:style>
    <style:style style:name="T72" style:family="text">
      <style:text-properties officeooo:rsid="00630b3b"/>
    </style:style>
    <style:style style:name="T73" style:family="text">
      <style:text-properties officeooo:rsid="0064a0cd"/>
    </style:style>
    <style:style style:name="T74" style:family="text">
      <style:text-properties officeooo:rsid="0066d942"/>
    </style:style>
    <style:style style:name="T75" style:family="text">
      <style:text-properties officeooo:rsid="00680abe"/>
    </style:style>
    <style:style style:name="T76" style:family="text">
      <style:text-properties officeooo:rsid="006811d9"/>
    </style:style>
    <style:style style:name="T77" style:family="text">
      <style:text-properties officeooo:rsid="0068ea5d"/>
    </style:style>
    <style:style style:name="T78" style:family="text">
      <style:text-properties officeooo:rsid="006945c1"/>
    </style:style>
    <style:style style:name="T79" style:family="text">
      <style:text-properties officeooo:rsid="0069a822"/>
    </style:style>
    <style:style style:name="T80" style:family="text">
      <style:text-properties officeooo:rsid="006caab2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Dawn</text:p>
      <text:p text:style-name="P21"/>
      <text:p text:style-name="P24">Milestone Breakdown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Interactive Laboratories</text:p>
      <text:p text:style-name="P17"/>
      <text:p text:style-name="P17"/>
      <text:p text:style-name="P17"/>
      <text:p text:style-name="P17"/>
      <text:p text:style-name="P17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7">[Version: 0.0.0.0]</text:p>
          </table:table-cell>
          <table:table-cell table:style-name="VersionDate.A1" office:value-type="string">
            <text:p text:style-name="P28">[Date: <text:date style:data-style-name="N108" text:date-value="2012-10-30T17:06:43.60">30|10|2012</text:date>]</text:p>
          </table:table-cell>
        </table:table-row>
      </table:table>
      <text:p text:style-name="P20"><text:soft-page-break/></text:p>
      <text:p text:style-name="P39"/>
      <text:p text:style-name="P16"/>
      <text:p text:style-name="P16"/>
      <text:p text:style-name="P19">Change Log</text:p>
      <text:p text:style-name="P15"><draw:line text:anchor-type="paragraph" draw:z-index="0" draw:style-name="gr1" draw:text-style-name="P141" svg:x1="16.949cm" svg:y1="0.471cm" svg:x2="0.097cm" svg:y2="0.349cm"><text:p/></draw:line></text:p>
      <text:p text:style-name="P15"/>
      <text:p text:style-name="P15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9">Version</text:p>
          </table:table-cell>
          <table:table-cell table:style-name="ChangeLog.A1" office:value-type="string">
            <text:p text:style-name="P29">Author</text:p>
          </table:table-cell>
          <table:table-cell table:style-name="ChangeLog.C1" office:value-type="string">
            <text:p text:style-name="P29">Changes</text:p>
          </table:table-cell>
        </table:table-row>
        <table:table-row>
          <table:table-cell table:style-name="ChangeLog.A2" office:value-type="string">
            <text:p text:style-name="P138"><text:span text:style-name="T76">0.0.0.0</text:span></text:p>
          </table:table-cell>
          <table:table-cell table:style-name="ChangeLog.A2" office:value-type="string">
            <text:p text:style-name="P138"><text:span text:style-name="T76">Rico</text:span></text:p>
          </table:table-cell>
          <table:table-cell table:style-name="ChangeLog.C2" office:value-type="string">
            <text:p text:style-name="P138"><text:span text:style-name="T76">First-pass of document complete</text:span></text:p>
          </table:table-cell>
        </table:table-row>
      </table:table>
      <text:p text:style-name="P15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1"/>
      <text:p text:style-name="P25"/>
      <text:p text:style-name="P25"/>
      <text:list xml:id="list4313866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0" draw:style-name="gr1" draw:text-style-name="P141" svg:x1="16.949cm" svg:y1="0.471cm" svg:x2="0.097cm" svg:y2="0.349cm"><text:p/></draw:line></text:p>
      <text:p text:style-name="P13"/>
      <text:p text:style-name="P13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6">Milestones<text:tab/>1</text:p>
          <text:p text:style-name="P108">Alpha List<text:tab/>1</text:p>
          <text:p text:style-name="P108">Alpha | Milestone 1 – Create Rendering Surface<text:tab/>2</text:p>
          <text:p text:style-name="P108">Alpha | Milestone 2 – Scene Graph<text:tab/>2</text:p>
          <text:p text:style-name="P108">Alpha | Milestone 3 – Detach Render Update From Logic Update<text:tab/>2</text:p>
          <text:p text:style-name="P108">Alpha | Milestone 4 – Vectors and Matrices<text:tab/>2</text:p>
          <text:p text:style-name="P108">Alpha | Milestone 5 – Draw Polygon<text:tab/>2</text:p>
          <text:p text:style-name="P108">Alpha | Milestone 6 – Deferred Rendering<text:tab/>2</text:p>
          <text:p text:style-name="P108">Alpha | Milestone 7 – Resource Management<text:tab/>2</text:p>
          <text:p text:style-name="P108">Alpha | Milestone 8 – Draw Meshes Exported From Blender<text:tab/>2</text:p>
          <text:p text:style-name="P108">Alpha | Milestone 9 – UV mapped mesh<text:tab/>3</text:p>
          <text:p text:style-name="P108">Alpha | Milestone 10 – Get Input Into the Game<text:tab/>3</text:p>
          <text:p text:style-name="P108">Alpha | Milestone 11 – Camera System<text:tab/>3</text:p>
          <text:p text:style-name="P108">Alpha | Milestone 12 – GUI System<text:tab/>3</text:p>
          <text:p text:style-name="P108">Alpha | Milestone 13 – IK System<text:tab/>3</text:p>
          <text:p text:style-name="P108">Alpha | Milestone 14 – Skeletal Animation<text:tab/>3</text:p>
          <text:p text:style-name="P108">Alpha | Milestone 15 – Populate world with zombies<text:tab/>3</text:p>
          <text:p text:style-name="P108">Alpha | Milestone 16 – Culling and Clipping Optimisations<text:tab/>3</text:p>
          <text:p text:style-name="P108">Alpha | Milestone 17 – Shadows<text:tab/>3</text:p>
          <text:p text:style-name="P108">Alpha | Milestone 18 – Imbue Zombies With Intelligence<text:tab/>3</text:p>
          <text:p text:style-name="P108">Alpha | Milestone 19 – Audio System<text:tab/>4</text:p>
          <text:p text:style-name="P108">Alpha | Milestone 20 – Weapons<text:tab/>4</text:p>
          <text:p text:style-name="P108">Alpha | Milestone 21 – High-Score System<text:tab/>4</text:p>
          <text:p text:style-name="P108">Alpha | Milestone 22 – Particle System<text:tab/>4</text:p>
          <text:p text:style-name="P108">Alpha | Milestone 23 – Collision Detection<text:tab/>4</text:p>
          <text:p text:style-name="P108">Alpha | Milestone 24 – Dismemberment<text:tab/>4</text:p>
          <text:p text:style-name="P108">Alpha | Milestone 25 – Item Pickup System<text:tab/>4</text:p>
          <text:p text:style-name="P108">Alpha | Milestone 26 – Health System<text:tab/>4</text:p>
          <text:p text:style-name="P108">Alpha | Milestone 27 – Ragdoll Physics<text:tab/>4</text:p>
          <text:p text:style-name="P108">Alpha | Milestone 28 – City Generation<text:tab/>4</text:p>
          <text:p text:style-name="P108">Alpha | Milestone 29 – Octree System<text:tab/>4</text:p>
          <text:p text:style-name="P108">Alpha | Milestone 30 – Apartment Roof Access and Stairwell<text:tab/>5</text:p>
          <text:p text:style-name="P108">Alpha | Milestone 31 – Fire Escape<text:tab/>5</text:p>
          <text:p text:style-name="P108">Alpha | Milestone 32 – Shaders<text:tab/>5</text:p>
        </text:index-body>
      </text:table-of-content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0"/>
      <text:p text:style-name="P18"/>
      <text:p text:style-name="P18"/>
      <text:list xml:id="list371903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draw:line text:anchor-type="paragraph" draw:z-index="31" draw:style-name="gr1" draw:text-style-name="P141" svg:x1="16.949cm" svg:y1="0.471cm" svg:x2="0.097cm" svg:y2="0.349cm"><text:p/></draw:line></text:p>
      <text:p text:style-name="P8"/>
      <text:p text:style-name="P8"/>
      <text:p text:style-name="P12">Herein lies a listing of milestones to be met, unbounded by time and detailed <text:span text:style-name="T80">from a high-level overview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3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2"/>
      <text:p text:style-name="P10"/>
      <text:p text:style-name="P10"/>
      <text:list xml:id="list3721107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139" text:outline-level="10"><text:toc-mark-start text:id="IMark114098772" text:outline-level="1"/>Milestones<text:toc-mark-end text:id="IMark114098772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2" draw:style-name="gr1" draw:text-style-name="P141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140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3"><text:toc-mark-start text:id="IMark114098772" text:outline-level="2"/><text:span text:style-name="T11">Alpha </text:span>List<text:toc-mark-end text:id="IMark114098772"/></text:p>
      <table:table table:name="Milestones" table:style-name="Milestones">
        <table:table-column table:style-name="Milestones.A"/>
        <table:table-column table:style-name="Milestones.B"/>
        <table:table-row>
          <table:table-cell table:style-name="Milestones.A1" office:value-type="string">
            <text:p text:style-name="P109">Description</text:p>
          </table:table-cell>
          <table:table-cell table:style-name="Milestones.A1" office:value-type="string">
            <text:p text:style-name="P110">Milestone</text:p>
          </table:table-cell>
        </table:table-row>
        <table:table-row>
          <table:table-cell table:style-name="Milestones.A1" office:value-type="string">
            <text:p text:style-name="P111">Create rendering surface</text:p>
          </table:table-cell>
          <table:table-cell table:style-name="Milestones.A1" office:value-type="string">
            <text:p text:style-name="P112">1</text:p>
          </table:table-cell>
        </table:table-row>
        <table:table-row>
          <table:table-cell table:style-name="Milestones.A1" office:value-type="string">
            <text:p text:style-name="P111">Scene Graph</text:p>
          </table:table-cell>
          <table:table-cell table:style-name="Milestones.A1" office:value-type="string">
            <text:p text:style-name="P112">2</text:p>
          </table:table-cell>
        </table:table-row>
        <table:table-row>
          <table:table-cell table:style-name="Milestones.A1" office:value-type="string">
            <text:p text:style-name="P111">Detach render update from logic update</text:p>
          </table:table-cell>
          <table:table-cell table:style-name="Milestones.A1" office:value-type="string">
            <text:p text:style-name="P112">3</text:p>
          </table:table-cell>
        </table:table-row>
        <table:table-row>
          <table:table-cell table:style-name="Milestones.A1" office:value-type="string">
            <text:p text:style-name="P119"><text:span text:style-name="T32">Vectors and Matrices</text:span></text:p>
          </table:table-cell>
          <table:table-cell table:style-name="Milestones.A1" office:value-type="string">
            <text:p text:style-name="P113"><text:span text:style-name="T33">4</text:span></text:p>
          </table:table-cell>
        </table:table-row>
        <table:table-row>
          <table:table-cell table:style-name="Milestones.A1" office:value-type="string">
            <text:p text:style-name="P111">Draw polygon</text:p>
          </table:table-cell>
          <table:table-cell table:style-name="Milestones.A1" office:value-type="string">
            <text:p text:style-name="P113"><text:span text:style-name="T33">5</text:span></text:p>
          </table:table-cell>
        </table:table-row>
        <table:table-row>
          <table:table-cell table:style-name="Milestones.A1" office:value-type="string">
            <text:p text:style-name="P121"><text:span text:style-name="T77">Deferred Rendering</text:span></text:p>
          </table:table-cell>
          <table:table-cell table:style-name="Milestones.A1" office:value-type="string">
            <text:p text:style-name="P114"><text:span text:style-name="T77">6</text:span></text:p>
          </table:table-cell>
        </table:table-row>
        <table:table-row>
          <table:table-cell table:style-name="Milestones.A1" office:value-type="string">
            <text:p text:style-name="P122">Resource Management</text:p>
          </table:table-cell>
          <table:table-cell table:style-name="Milestones.A1" office:value-type="string">
            <text:p text:style-name="P123"><text:span text:style-name="T77">7</text:span></text:p>
          </table:table-cell>
        </table:table-row>
        <table:table-row>
          <table:table-cell table:style-name="Milestones.A1" office:value-type="string">
            <text:p text:style-name="P111">Draw mesh exported from Blender</text:p>
          </table:table-cell>
          <table:table-cell table:style-name="Milestones.A1" office:value-type="string">
            <text:p text:style-name="P123"><text:span text:style-name="T77">8</text:span></text:p>
          </table:table-cell>
        </table:table-row>
        <table:table-row>
          <table:table-cell table:style-name="Milestones.A1" office:value-type="string">
            <text:p text:style-name="P111">UV map<text:span text:style-name="T40">ped</text:span> mesh</text:p>
          </table:table-cell>
          <table:table-cell table:style-name="Milestones.A1" office:value-type="string">
            <text:p text:style-name="P123"><text:span text:style-name="T77">9</text:span></text:p>
          </table:table-cell>
        </table:table-row>
        <table:table-row>
          <table:table-cell table:style-name="Milestones.A1" office:value-type="string">
            <text:p text:style-name="P111">Get input into game</text:p>
          </table:table-cell>
          <table:table-cell table:style-name="Milestones.A1" office:value-type="string">
            <text:p text:style-name="P126"><text:span text:style-name="T77">10</text:span></text:p>
          </table:table-cell>
        </table:table-row>
        <table:table-row>
          <table:table-cell table:style-name="Milestones.A1" office:value-type="string">
            <text:p text:style-name="P30"><text:span text:style-name="T4">Camera </text:span><text:span text:style-name="T10">system</text:span></text:p>
          </table:table-cell>
          <table:table-cell table:style-name="Milestones.A1" office:value-type="string">
            <text:p text:style-name="P125"><text:span text:style-name="T33">1</text:span><text:span text:style-name="T77">1</text:span></text:p>
          </table:table-cell>
        </table:table-row>
        <table:table-row>
          <table:table-cell table:style-name="Milestones.A1" office:value-type="string">
            <text:p text:style-name="P111">GUI system</text:p>
          </table:table-cell>
          <table:table-cell table:style-name="Milestones.A1" office:value-type="string">
            <text:p text:style-name="P31"><text:span text:style-name="T4">1</text:span><text:span text:style-name="T77">2</text:span></text:p>
          </table:table-cell>
        </table:table-row>
        <table:table-row>
          <table:table-cell table:style-name="Milestones.A1" office:value-type="string">
            <text:p text:style-name="P120"><text:span text:style-name="T33">IK system</text:span></text:p>
          </table:table-cell>
          <table:table-cell table:style-name="Milestones.A1" office:value-type="string">
            <text:p text:style-name="P136"><text:span text:style-name="T33">1</text:span><text:span text:style-name="T77">3</text:span></text:p>
          </table:table-cell>
        </table:table-row>
        <table:table-row>
          <table:table-cell table:style-name="Milestones.A1" office:value-type="string">
            <text:p text:style-name="P127">Skeletal animation</text:p>
          </table:table-cell>
          <table:table-cell table:style-name="Milestones.A1" office:value-type="string">
            <text:p text:style-name="P33"><text:span text:style-name="T7">1</text:span><text:span text:style-name="T77">4</text:span></text:p>
          </table:table-cell>
        </table:table-row>
        <table:table-row>
          <table:table-cell table:style-name="Milestones.A1" office:value-type="string">
            <text:p text:style-name="P111">Populate world with zombies</text:p>
          </table:table-cell>
          <table:table-cell table:style-name="Milestones.A1" office:value-type="string">
            <text:p text:style-name="P31"><text:span text:style-name="T4">1</text:span><text:span text:style-name="T77">5</text:span></text:p>
          </table:table-cell>
        </table:table-row>
        <table:table-row>
          <table:table-cell table:style-name="Milestones.A1" office:value-type="string">
            <text:p text:style-name="P115"><text:span text:style-name="T19">Culling and clipping optimisations</text:span></text:p>
          </table:table-cell>
          <table:table-cell table:style-name="Milestones.A1" office:value-type="string">
            <text:p text:style-name="P132"><text:span text:style-name="T19">1</text:span><text:span text:style-name="T77">6</text:span></text:p>
          </table:table-cell>
        </table:table-row>
        <table:table-row>
          <table:table-cell table:style-name="Milestones.A1" office:value-type="string">
            <text:p text:style-name="P128">Shadows</text:p>
          </table:table-cell>
          <table:table-cell table:style-name="Milestones.A1" office:value-type="string">
            <text:p text:style-name="P35"><text:span text:style-name="T9">1</text:span><text:span text:style-name="T77">7</text:span></text:p>
          </table:table-cell>
        </table:table-row>
        <table:table-row>
          <table:table-cell table:style-name="Milestones.A1" office:value-type="string">
            <text:p text:style-name="P111">Imbue zombies with intelligence</text:p>
          </table:table-cell>
          <table:table-cell table:style-name="Milestones.A1" office:value-type="string">
            <text:p text:style-name="P31"><text:span text:style-name="T4">1</text:span><text:span text:style-name="T77">8</text:span></text:p>
          </table:table-cell>
        </table:table-row>
        <table:table-row>
          <table:table-cell table:style-name="Milestones.A1" office:value-type="string">
            <text:p text:style-name="P36"><text:span text:style-name="T5">Audio </text:span><text:span text:style-name="T6">system</text:span></text:p>
          </table:table-cell>
          <table:table-cell table:style-name="Milestones.A1" office:value-type="string">
            <text:p text:style-name="P32"><text:span text:style-name="T5">1</text:span><text:span text:style-name="T77">9</text:span></text:p>
          </table:table-cell>
        </table:table-row>
        <table:table-row>
          <table:table-cell table:style-name="Milestones.A1" office:value-type="string">
            <text:p text:style-name="P129">Weapons</text:p>
          </table:table-cell>
          <table:table-cell table:style-name="Milestones.A1" office:value-type="string">
            <text:p text:style-name="P137"><text:span text:style-name="T77">20</text:span></text:p>
          </table:table-cell>
        </table:table-row>
        <table:table-row table:style-name="Milestones.22">
          <table:table-cell table:style-name="Milestones.A1" office:value-type="string">
            <text:p text:style-name="P111">High-score system</text:p>
          </table:table-cell>
          <table:table-cell table:style-name="Milestones.A1" office:value-type="string">
            <text:p text:style-name="P136"><text:span text:style-name="T33">2</text:span><text:span text:style-name="T77">1</text:span></text:p>
          </table:table-cell>
        </table:table-row>
        <table:table-row table:style-name="Milestones.22">
          <table:table-cell table:style-name="Milestones.A1" office:value-type="string">
            <text:p text:style-name="P118"><text:span text:style-name="T28">Particle system</text:span></text:p>
          </table:table-cell>
          <table:table-cell table:style-name="Milestones.A1" office:value-type="string">
            <text:p text:style-name="P136"><text:span text:style-name="T33">2</text:span><text:span text:style-name="T77">2</text:span></text:p>
          </table:table-cell>
        </table:table-row>
        <table:table-row table:style-name="Milestones.22">
          <table:table-cell table:style-name="Milestones.A1" office:value-type="string">
            <text:p text:style-name="P118"><text:span text:style-name="T28">Collision detection</text:span></text:p>
          </table:table-cell>
          <table:table-cell table:style-name="Milestones.A1" office:value-type="string">
            <text:p text:style-name="P135"><text:span text:style-name="T28">2</text:span><text:span text:style-name="T77">3</text:span></text:p>
          </table:table-cell>
        </table:table-row>
        <table:table-row>
          <table:table-cell table:style-name="Milestones.A1" office:value-type="string">
            <text:p text:style-name="P111">Dismemberment</text:p>
          </table:table-cell>
          <table:table-cell table:style-name="Milestones.A1" office:value-type="string">
            <text:p text:style-name="P135"><text:span text:style-name="T28">2</text:span><text:span text:style-name="T77">4</text:span></text:p>
          </table:table-cell>
        </table:table-row>
        <table:table-row>
          <table:table-cell table:style-name="Milestones.A1" office:value-type="string">
            <text:p text:style-name="P111">Item pickup system</text:p>
          </table:table-cell>
          <table:table-cell table:style-name="Milestones.A1" office:value-type="string">
            <text:p text:style-name="P124"><text:span text:style-name="T19">2</text:span><text:span text:style-name="T77">5</text:span></text:p>
          </table:table-cell>
        </table:table-row>
        <table:table-row>
          <table:table-cell table:style-name="Milestones.A1" office:value-type="string">
            <text:p text:style-name="P111">Health system</text:p>
          </table:table-cell>
          <table:table-cell table:style-name="Milestones.A1" office:value-type="string">
            <text:p text:style-name="P34"><text:span text:style-name="T8">2</text:span><text:span text:style-name="T77">6</text:span></text:p>
          </table:table-cell>
        </table:table-row>
        <table:table-row>
          <table:table-cell table:style-name="Milestones.A1" office:value-type="string">
            <text:p text:style-name="P117"><text:span text:style-name="T25">Rag</text:span><text:span text:style-name="T66">d</text:span><text:span text:style-name="T25">oll physics</text:span></text:p>
          </table:table-cell>
          <table:table-cell table:style-name="Milestones.A1" office:value-type="string">
            <text:p text:style-name="P134"><text:span text:style-name="T25">2</text:span><text:span text:style-name="T77">7</text:span></text:p>
          </table:table-cell>
        </table:table-row>
        <text:soft-page-break/>
        <table:table-row>
          <table:table-cell table:style-name="Milestones.A1" office:value-type="string">
            <text:p text:style-name="P111">City generation</text:p>
          </table:table-cell>
          <table:table-cell table:style-name="Milestones.A1" office:value-type="string">
            <text:p text:style-name="P33"><text:span text:style-name="T7">2</text:span><text:span text:style-name="T77">8</text:span></text:p>
          </table:table-cell>
        </table:table-row>
        <table:table-row>
          <table:table-cell table:style-name="Milestones.A1" office:value-type="string">
            <text:p text:style-name="P116"><text:span text:style-name="T20">Octree system</text:span></text:p>
          </table:table-cell>
          <table:table-cell table:style-name="Milestones.A1" office:value-type="string">
            <text:p text:style-name="P133"><text:span text:style-name="T20">2</text:span><text:span text:style-name="T77">9</text:span></text:p>
          </table:table-cell>
        </table:table-row>
        <table:table-row>
          <table:table-cell table:style-name="Milestones.A1" office:value-type="string">
            <text:p text:style-name="P111">Apartment roof access and stairwell</text:p>
          </table:table-cell>
          <table:table-cell table:style-name="Milestones.A1" office:value-type="string">
            <text:p text:style-name="P137"><text:span text:style-name="T77">30</text:span></text:p>
          </table:table-cell>
        </table:table-row>
        <table:table-row>
          <table:table-cell table:style-name="Milestones.A1" office:value-type="string">
            <text:p text:style-name="P130">Fire escape</text:p>
          </table:table-cell>
          <table:table-cell table:style-name="Milestones.A1" office:value-type="string">
            <text:p text:style-name="P136"><text:span text:style-name="T33">3</text:span><text:span text:style-name="T77">1</text:span></text:p>
          </table:table-cell>
        </table:table-row>
        <table:table-row>
          <table:table-cell table:style-name="Milestones.A1" office:value-type="string">
            <text:p text:style-name="P131"><text:span text:style-name="T74">S</text:span>haders</text:p>
          </table:table-cell>
          <table:table-cell table:style-name="Milestones.A1" office:value-type="string">
            <text:p text:style-name="P136"><text:span text:style-name="T33">3</text:span><text:span text:style-name="T77">2</text:span></text:p>
          </table:table-cell>
        </table:table-row>
      </table:table>
      <text:p text:style-name="P101"><text:span text:style-name="T27"/></text:p>
      <text:p text:style-name="P100"><text:toc-mark-start text:id="IMark114098772" text:outline-level="2"/><text:span text:style-name="T26">Alpha | Milestone 1 – Create Rendering Surface</text:span><text:toc-mark-end text:id="IMark114098772"/></text:p>
      <text:p text:style-name="P73"><text:span text:style-name="T11"/></text:p>
      <text:p text:style-name="P74"><text:span text:style-name="T12">Create a hardware-accelerated surface for rendering. <text:s/>On Windows and Linux, a window and full screen surface is available. <text:s/>Xbox and Pandora will not require window decoration, thus they will render to a full screen surface only. <text:s/></text:span><text:span text:style-name="T13">A common rendering interface will need to be defined as well as </text:span><text:span text:style-name="T14">an interface to provide </text:span><text:span text:style-name="T13">the depth, stencil, and colour bits and size of the rendering surface.</text:span></text:p>
      <text:p text:style-name="P74"><text:span text:style-name="T13"/></text:p>
      <text:p text:style-name="P44"><text:toc-mark-start text:id="IMark114098772" text:outline-level="2"/><text:span text:style-name="T15">Alpha </text:span><text:span text:style-name="T21">| </text:span><text:span text:style-name="T15">Milestone 2 – Scene Graph</text:span><text:toc-mark-end text:id="IMark114098772"/></text:p>
      <text:p text:style-name="P75"><text:span text:style-name="T15"/></text:p>
      <text:p text:style-name="P76"><text:span text:style-name="T16">To optimise rendering, a scene graph will be used to cull primitives before they are sent down to the GPU. <text:s/>Any renderable objects will be a scene graph node.</text:span></text:p>
      <text:p text:style-name="P76"><text:span text:style-name="T16"/></text:p>
      <text:p text:style-name="P46"><text:toc-mark-start text:id="IMark114098772" text:outline-level="2"/><text:span text:style-name="T22">Alpha | Milestone 3 – Detach Render Update From Logic Update</text:span><text:toc-mark-end text:id="IMark114098772"/></text:p>
      <text:p text:style-name="P76"><text:span text:style-name="T16"/></text:p>
      <text:p text:style-name="P77"><text:span text:style-name="T23">In order to not lock the logic to the framerate of the game, separate the logic and render update </text:span><text:span text:style-name="T24">operations.</text:span></text:p>
      <text:p text:style-name="P77"><text:span text:style-name="T24"/></text:p>
      <text:p text:style-name="P48"><text:toc-mark-start text:id="IMark114098772" text:outline-level="2"/><text:span text:style-name="T29">Alpha | Milestone 4 – </text:span><text:span text:style-name="T30">Vectors and Matrices</text:span><text:toc-mark-end text:id="IMark114098772"/></text:p>
      <text:p text:style-name="P78"><text:span text:style-name="T30"/></text:p>
      <text:p text:style-name="P79"><text:span text:style-name="T32">Vector and matrix classes for later use </text:span><text:span text:style-name="T36">in rendering and other objects that use these constructs.</text:span></text:p>
      <text:p text:style-name="P78"><text:span text:style-name="T29"/></text:p>
      <text:p text:style-name="P47"><text:toc-mark-start text:id="IMark114098772" text:outline-level="2"/><text:span text:style-name="T29">Alpha | Milestone </text:span><text:span text:style-name="T31">5</text:span><text:span text:style-name="T29"> – Draw Polygon</text:span><text:toc-mark-end text:id="IMark114098772"/></text:p>
      <text:p text:style-name="P76"><text:span text:style-name="T16"/></text:p>
      <text:p text:style-name="P78"><text:span text:style-name="T30">Simply draw a polygon, proving that the winding order is correct and the vector class works.</text:span></text:p>
      <text:p text:style-name="P78"><text:span text:style-name="T30"/></text:p>
      <text:p text:style-name="P72"><text:toc-mark-start text:id="IMark114098772" text:outline-level="2"/><text:span text:style-name="T77">Alpha | Milestone 6 – Deferred Rendering</text:span><text:toc-mark-end text:id="IMark114098772"/></text:p>
      <text:p text:style-name="P78"><text:span text:style-name="T30"/></text:p>
      <text:p text:style-name="P99"><text:span text:style-name="T79">As an optional render path, deferred rendering will be used. <text:s/>It will be implemented on both the Pandora and Xbox as well.</text:span></text:p>
      <text:p text:style-name="P78"><text:span text:style-name="T30"/></text:p>
      <text:p text:style-name="P49"><text:toc-mark-start text:id="IMark114098772" text:outline-level="2"/><text:span text:style-name="T37">Alpha | Milestone </text:span><text:span text:style-name="T77">7</text:span><text:span text:style-name="T37"> – Resource Management</text:span><text:toc-mark-end text:id="IMark114098772"/></text:p>
      <text:p text:style-name="P76"><text:span text:style-name="T16"/></text:p>
      <text:p text:style-name="P80"><text:span text:style-name="T38">Keep track of loaded resources and unload resources to free up memory for a</text:span><text:span text:style-name="T39">nother</text:span><text:span text:style-name="T38"> resource.</text:span></text:p>
      <text:p text:style-name="P80"><text:span text:style-name="T38"/></text:p>
      <text:p text:style-name="P50"><text:toc-mark-start text:id="IMark114098772" text:outline-level="2"/><text:span text:style-name="T39">Alpha | Milestone </text:span><text:span text:style-name="T77">8 </text:span><text:span text:style-name="T39">– Draw Meshes Exported From Blender</text:span><text:toc-mark-end text:id="IMark114098772"/></text:p>
      <text:p text:style-name="P76"><text:span text:style-name="T16"/></text:p>
      <text:p text:style-name="P81"><text:span text:style-name="T40">This will require an external tool to load and process a Blender file to a more friendly format for the game. Meshes will not be optimised at this milestone, they will be triangle lists with normals exported.</text:span></text:p>
      <text:p text:style-name="P81"><text:span text:style-name="T40"/></text:p>
      <text:p text:style-name="P81"><text:span text:style-name="T40"/></text:p>
      <text:p text:style-name="P81"><text:span text:style-name="T40"/></text:p>
      <text:p text:style-name="P81"><text:span text:style-name="T40"/></text:p>
      <text:p text:style-name="P51"><text:soft-page-break/><text:toc-mark-start text:id="IMark114098772" text:outline-level="2"/><text:span text:style-name="T40">Alpha | Milestone </text:span><text:span text:style-name="T78">9</text:span><text:span text:style-name="T40"> – UV mapped mesh</text:span><text:toc-mark-end text:id="IMark114098772"/></text:p>
      <text:p text:style-name="P76"><text:span text:style-name="T16"/></text:p>
      <text:p text:style-name="P82"><text:span text:style-name="T41">Extending on the previous milestone, the mesh will now have UVs and the texture will need to be loaded. <text:s/>The mesh will also have it's UVs and texture name exported from the previous milestones' tool.</text:span></text:p>
      <text:p text:style-name="P82"><text:span text:style-name="T41"/></text:p>
      <text:p text:style-name="P52"><text:toc-mark-start text:id="IMark114098772" text:outline-level="2"/><text:span text:style-name="T42">Alpha | Milestone </text:span><text:span text:style-name="T78">10</text:span><text:span text:style-name="T42"> – Get Input Into the Game</text:span><text:toc-mark-end text:id="IMark114098772"/></text:p>
      <text:p text:style-name="P76"><text:span text:style-name="T16"/></text:p>
      <text:p text:style-name="P83"><text:span text:style-name="T43">Use the mouse and keyboard on Windows and Linux, for debugging on Pandora and Xbox. <text:s/>Gamepad support for the Razer Hydra and Xbox 360 controller will be supported on Windows and Linux. <text:s/>On Pandora and Xbox, their default game input devices shall be used.</text:span></text:p>
      <text:p text:style-name="P76"><text:span text:style-name="T16"/></text:p>
      <text:p text:style-name="P53"><text:toc-mark-start text:id="IMark114098772" text:outline-level="2"/><text:span text:style-name="T44">Alpha | Milestone 1</text:span><text:span text:style-name="T78">1</text:span><text:span text:style-name="T44"> – Camera System</text:span><text:toc-mark-end text:id="IMark114098772"/></text:p>
      <text:p text:style-name="P84"><text:span text:style-name="T44"/></text:p>
      <text:p text:style-name="P85"><text:span text:style-name="T45">Basic six-degree-of-freedom and FPS-style camera implementations.</text:span></text:p>
      <text:p text:style-name="P85"><text:span text:style-name="T45"/></text:p>
      <text:p text:style-name="P54"><text:toc-mark-start text:id="IMark114098772" text:outline-level="2"/><text:span text:style-name="T45">Alpha | Milestone 1</text:span><text:span text:style-name="T78">2</text:span><text:span text:style-name="T45"> – GUI System</text:span><text:toc-mark-end text:id="IMark114098772"/></text:p>
      <text:p text:style-name="P84"><text:span text:style-name="T44"/></text:p>
      <text:p text:style-name="P85"><text:span text:style-name="T45">Text labels, buttons, and lists. <text:s/>All items can be grouped together in a bounding rectangle. <text:s/>Modal groups are also possible which will behave like a dialogue box confined to the current window.</text:span></text:p>
      <text:p text:style-name="P85"><text:span text:style-name="T45"/></text:p>
      <text:p text:style-name="P55"><text:toc-mark-start text:id="IMark114098772" text:outline-level="2"/><text:span text:style-name="T46">Alpha | Milestone 1</text:span><text:span text:style-name="T78">3</text:span><text:span text:style-name="T46"> – IK System</text:span><text:toc-mark-end text:id="IMark114098772"/></text:p>
      <text:p text:style-name="P84"><text:span text:style-name="T44"/></text:p>
      <text:p text:style-name="P86"><text:span text:style-name="T46">Simple kinematic chain of joints, no constraints applied.</text:span></text:p>
      <text:p text:style-name="P86"><text:span text:style-name="T46"/></text:p>
      <text:p text:style-name="P55"><text:toc-mark-start text:id="IMark114098772" text:outline-level="2"/><text:span text:style-name="T46">Alpha | Milestone 1</text:span><text:span text:style-name="T78">4 </text:span><text:span text:style-name="T46">– Skeletal Animation</text:span><text:toc-mark-end text:id="IMark114098772"/></text:p>
      <text:p text:style-name="P84"><text:span text:style-name="T44"/></text:p>
      <text:p text:style-name="P86"><text:span text:style-name="T46">Using both forward and inverse kinematic joint-bone animation. <text:s/>Use quaternions to implement rotation of joints.</text:span></text:p>
      <text:p text:style-name="P86"><text:span text:style-name="T46"/></text:p>
      <text:p text:style-name="P56"><text:toc-mark-start text:id="IMark114098772" text:outline-level="2"/><text:span text:style-name="T47">Alpha | Milestone 1</text:span><text:span text:style-name="T78">5</text:span><text:span text:style-name="T47"> – Populate world with zombies</text:span><text:toc-mark-end text:id="IMark114098772"/></text:p>
      <text:p text:style-name="P84"><text:span text:style-name="T44"/></text:p>
      <text:p text:style-name="P87"><text:span text:style-name="T47">Zombies will be added which will have idle animations and will not be able to move. <text:s/>A test of 100 zombies rendered at once shall be the end result of this milestone.</text:span></text:p>
      <text:p text:style-name="P84"><text:span text:style-name="T44"/></text:p>
      <text:p text:style-name="P45"><text:toc-mark-start text:id="IMark114098772" text:outline-level="2"/><text:span text:style-name="T21">Alpha | Milestone 1</text:span><text:span text:style-name="T78">6</text:span><text:span text:style-name="T35"> – </text:span><text:span text:style-name="T34">C</text:span><text:span text:style-name="T21">ulling and Clipping Optimisations</text:span><text:toc-mark-end text:id="IMark114098772"/></text:p>
      <text:p text:style-name="P76"><text:span text:style-name="T21"/></text:p>
      <text:p text:style-name="P76"><text:span text:style-name="T21">Standard culling such as </text:span><text:span text:style-name="T18">backface, </text:span><text:span text:style-name="T16">frustum and occlusion culling shall be implemented to aid further in preventing unnecessary primitives from being </text:span><text:span text:style-name="T17">rendered</text:span><text:span text:style-name="T16">.</text:span></text:p>
      <text:p text:style-name="P76"><text:span text:style-name="T16"/></text:p>
      <text:p text:style-name="P57"><text:toc-mark-start text:id="IMark114098772" text:outline-level="2"/><text:span text:style-name="T48">Alpha | Milestone 1</text:span><text:span text:style-name="T78">7</text:span><text:span text:style-name="T48"> – Shadows</text:span><text:toc-mark-end text:id="IMark114098772"/></text:p>
      <text:p text:style-name="P76"><text:span text:style-name="T16"/></text:p>
      <text:p text:style-name="P88"><text:span text:style-name="T49">Very simple shadow maps without any kind of filtering.</text:span></text:p>
      <text:p text:style-name="P88"><text:span text:style-name="T49"/></text:p>
      <text:p text:style-name="P58"><text:toc-mark-start text:id="IMark114098772" text:outline-level="2"/><text:span text:style-name="T50">Alpha | Milestone 1</text:span><text:span text:style-name="T78">8</text:span><text:span text:style-name="T50"> – Imbue Zombies With Intelligence</text:span><text:toc-mark-end text:id="IMark114098772"/></text:p>
      <text:p text:style-name="P76"><text:span text:style-name="T16"/></text:p>
      <text:p text:style-name="P89"><text:span text:style-name="T51">Give zombies the ability to wander around when idle and pursue a target for as long as it remembers the target exists.</text:span></text:p>
      <text:p text:style-name="P89"><text:span text:style-name="T51"/></text:p>
      <text:p text:style-name="P89"><text:span text:style-name="T51"/></text:p>
      <text:p text:style-name="P59"><text:soft-page-break/><text:toc-mark-start text:id="IMark114098772" text:outline-level="2"/><text:span text:style-name="T51">Alpha | Milestone 1</text:span><text:span text:style-name="T78">9</text:span><text:span text:style-name="T51"> – Audio System</text:span><text:toc-mark-end text:id="IMark114098772"/></text:p>
      <text:p text:style-name="P76"><text:span text:style-name="T16"/></text:p>
      <text:p text:style-name="P89"><text:span text:style-name="T51">Multi-channel audio. <text:s/>Compressed and uncompressed audio file playback. <text:s/>Start, stop, pause and loop sounds. <text:s/></text:span><text:span text:style-name="T57">Volume and pitch control.</text:span></text:p>
      <text:p text:style-name="P89"><text:span text:style-name="T51"/></text:p>
      <text:p text:style-name="P60"><text:toc-mark-start text:id="IMark114098772" text:outline-level="2"/><text:span text:style-name="T52">Alpha | Milestone </text:span><text:span text:style-name="T78">20</text:span><text:span text:style-name="T52"> – Weapons</text:span><text:toc-mark-end text:id="IMark114098772"/></text:p>
      <text:p text:style-name="P76"><text:span text:style-name="T16"/></text:p>
      <text:p text:style-name="P90"><text:span text:style-name="T53">Firearms: Shotgun, Pistol, Revolver, and Rifle. <text:s/>Melee: Knife, Pipe, and Baseball Bat.</text:span></text:p>
      <text:p text:style-name="P90"><text:span text:style-name="T53"/></text:p>
      <text:p text:style-name="P61"><text:toc-mark-start text:id="IMark114098772" text:outline-level="2"/><text:span text:style-name="T54">Alpha | Milestone 2</text:span><text:span text:style-name="T78">1</text:span><text:span text:style-name="T54"> – High-Score System</text:span><text:toc-mark-end text:id="IMark114098772"/></text:p>
      <text:p text:style-name="P76"><text:span text:style-name="T16"/></text:p>
      <text:p text:style-name="P91"><text:span text:style-name="T55">Each zombie killed is worth points, every in-game hour is worth points.</text:span></text:p>
      <text:p text:style-name="P91"><text:span text:style-name="T55"/></text:p>
      <text:p text:style-name="P62"><text:toc-mark-start text:id="IMark114098772" text:outline-level="2"/><text:span text:style-name="T56">Alpha | Milestone 2</text:span><text:span text:style-name="T78">2</text:span><text:span text:style-name="T56"> – Particle System</text:span><text:toc-mark-end text:id="IMark114098772"/></text:p>
      <text:p text:style-name="P76"><text:span text:style-name="T16"/></text:p>
      <text:p text:style-name="P92"><text:span text:style-name="T58">Billboarded textures that have a direction, velocity, time limit until it dies, and a maximum amount of particles present.</text:span></text:p>
      <text:p text:style-name="P92"><text:span text:style-name="T58"/></text:p>
      <text:p text:style-name="P63"><text:toc-mark-start text:id="IMark114098772" text:outline-level="2"/><text:span text:style-name="T58">Alpha | Milestone 2</text:span><text:span text:style-name="T78">3</text:span><text:span text:style-name="T58"> – Collision Detection</text:span><text:toc-mark-end text:id="IMark114098772"/></text:p>
      <text:p text:style-name="P76"><text:span text:style-name="T16"/></text:p>
      <text:p text:style-name="P93"><text:span text:style-name="T59">Bounding volumes for performing collision detection. <text:s/>Allow meshes to implement bounding hulls which are in-line with the vertices it represents.</text:span></text:p>
      <text:p text:style-name="P93"><text:span text:style-name="T59"/></text:p>
      <text:p text:style-name="P64"><text:toc-mark-start text:id="IMark114098772" text:outline-level="2"/><text:span text:style-name="T60">Alpha | Milestone 2</text:span><text:span text:style-name="T78">4</text:span><text:span text:style-name="T60"> – Dismemberment</text:span><text:toc-mark-end text:id="IMark114098772"/></text:p>
      <text:p text:style-name="P76"><text:span text:style-name="T16"/></text:p>
      <text:p text:style-name="P94"><text:span text:style-name="T60">Allow for the player and zombies to be dismembered based on stresses from blunt-force injuries, bullet impacts, and reach limits being over the limit.</text:span></text:p>
      <text:p text:style-name="P94"><text:span text:style-name="T60"/></text:p>
      <text:p text:style-name="P65"><text:toc-mark-start text:id="IMark114098772" text:outline-level="2"/><text:span text:style-name="T61">Alpha | Milestone 2</text:span><text:span text:style-name="T78">5</text:span><text:span text:style-name="T61"> – Item Pickup System</text:span><text:toc-mark-end text:id="IMark114098772"/></text:p>
      <text:p text:style-name="P76"><text:span text:style-name="T16"/></text:p>
      <text:p text:style-name="P95"><text:span text:style-name="T61">Random item dispersal. <text:s/>Ammunition, weapons, and health.</text:span></text:p>
      <text:p text:style-name="P95"><text:span text:style-name="T61"/></text:p>
      <text:p text:style-name="P66"><text:toc-mark-start text:id="IMark114098772" text:outline-level="2"/><text:span text:style-name="T62">Alpha | Milestone 2</text:span><text:span text:style-name="T78">6</text:span><text:span text:style-name="T62"> – Health Sy</text:span><text:span text:style-name="T63">s</text:span><text:span text:style-name="T62">tem</text:span><text:toc-mark-end text:id="IMark114098772"/></text:p>
      <text:p text:style-name="P76"><text:span text:style-name="T16"/></text:p>
      <text:p text:style-name="P96"><text:span text:style-name="T64">Player health is affected by a zombie damaging the player, the player dies when their health is fully depleted. <text:s/></text:span><text:span text:style-name="T65">Players will bleed-out for a while until the wound heals over time or they find a health kit.</text:span></text:p>
      <text:p text:style-name="P96"><text:span text:style-name="T65"/></text:p>
      <text:p text:style-name="P67"><text:toc-mark-start text:id="IMark114098772" text:outline-level="2"/><text:span text:style-name="T66">Alpha | Milestone 2</text:span><text:span text:style-name="T78">7</text:span><text:span text:style-name="T66"> – Ragdoll Physics</text:span><text:toc-mark-end text:id="IMark114098772"/></text:p>
      <text:p text:style-name="P76"><text:span text:style-name="T16"/></text:p>
      <text:p text:style-name="P97"><text:span text:style-name="T67">When the player dies or a zombie is killed, a ragdoll physics simulation will be imparted on the remains of the entity. <text:s/>Dismembered limbs will be simulated as well.</text:span></text:p>
      <text:p text:style-name="P97"><text:span text:style-name="T67"/></text:p>
      <text:p text:style-name="P68"><text:toc-mark-start text:id="IMark114098772" text:outline-level="2"/><text:span text:style-name="T67">Alpha | Milestone 2</text:span><text:span text:style-name="T78">8</text:span><text:span text:style-name="T67"> – City Generation</text:span><text:toc-mark-end text:id="IMark114098772"/></text:p>
      <text:p text:style-name="P76"><text:span text:style-name="T16"/></text:p>
      <text:p text:style-name="P98"><text:span text:style-name="T68">A few building types will be used in the game; apartments, hotels, and office buildings.</text:span></text:p>
      <text:p text:style-name="P76"><text:span text:style-name="T16"/></text:p>
      <text:p text:style-name="P45"><text:toc-mark-start text:id="IMark114098772" text:outline-level="2"/><text:span text:style-name="T21">Alpha | Milestone 2</text:span><text:span text:style-name="T78">9</text:span><text:span text:style-name="T21"> – Octree System</text:span><text:toc-mark-end text:id="IMark114098772"/></text:p>
      <text:p text:style-name="P76"/>
      <text:p text:style-name="P76">An octree will be employed as the game does have objects above and below which may not be visible.</text:p>
      <text:p text:style-name="P76"><text:soft-page-break/></text:p>
      <text:p text:style-name="P69"><text:toc-mark-start text:id="IMark114098772" text:outline-level="2"/><text:span text:style-name="T69">Alpha | Milestone </text:span><text:span text:style-name="T78">30</text:span><text:span text:style-name="T69"> – Apartment Roof Access and Stairwell</text:span><text:toc-mark-end text:id="IMark114098772"/></text:p>
      <text:p text:style-name="Standard"><text:span text:style-name="T69"/></text:p>
      <text:p text:style-name="P104"><text:span text:style-name="T70">The stairwell will have a random amount of zombies in it, if the player succeeds in securing a stairwell, then there will not be any more zombies should the player return. <text:s/>Only access from the roof to the ground floor is possible, the player will not be able to enter from the ground and go to the roof. <text:s/>A lobby will also be accessible, which will provide the exit to the city and the entrance to the stairwell.</text:span></text:p>
      <text:p text:style-name="P104"><text:span text:style-name="T70"/></text:p>
      <text:p text:style-name="P70"><text:toc-mark-start text:id="IMark114098772" text:outline-level="2"/><text:span text:style-name="T71">Alpha | Milestone 3</text:span><text:span text:style-name="T78">1</text:span><text:span text:style-name="T71"> – Fire Escape</text:span><text:toc-mark-end text:id="IMark114098772"/></text:p>
      <text:p text:style-name="Standard"><text:span text:style-name="T71"/></text:p>
      <text:p text:style-name="P105"><text:span text:style-name="T72">For the apartments, there will be a fire escape present. <text:s/>The ladder connecting the stairway to the city will break if the player uses it too many times, the chance of breaking the ladder increases if a zombie latches onto the player as he is attempting to climb the ladder.</text:span></text:p>
      <text:p text:style-name="P105"><text:span text:style-name="T72"/></text:p>
      <text:p text:style-name="P71"><text:toc-mark-start text:id="IMark114098772" text:outline-level="2"/><text:span text:style-name="T73">Alpha | Milestone 3</text:span><text:span text:style-name="T78">2</text:span><text:span text:style-name="T73"> – </text:span><text:span text:style-name="T74">S</text:span><text:span text:style-name="T73">haders</text:span><text:toc-mark-end text:id="IMark114098772"/></text:p>
      <text:p text:style-name="P102"><text:span text:style-name="T73"/></text:p>
      <text:p text:style-name="P103"><text:span text:style-name="T74">Various shaders will be applied to pretty-up the game. <text:s/>Screen-Space Ambient Occlusion, Radiosity, Depth of Field, </text:span><text:span text:style-name="T75">and Sub-Surface Scatter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officeooo:rsid="00081599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81599" officeooo:paragraph-rsid="00081599" style:font-size-asian="40pt" style:font-weight-asian="bold" style:font-size-complex="40pt" style:font-weight-complex="bold"/>
    </style:style>
    <style:style style:name="MT1" style:family="text">
      <style:text-properties officeooo:rsid="00081599"/>
    </style:style>
    <style:style style:name="MT2" style:family="text">
      <style:text-properties officeooo:rsid="0018d83b"/>
    </style:style>
    <style:style style:name="MT3" style:family="text">
      <style:text-properties officeooo:rsid="001ab5ef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5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line-break/><text:span text:style-name="MT1">Dawn</text:span>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2">MB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v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3">ZED</text:p>
      </style:header>
      <style:header-left>
        <text:p text:style-name="MP7"><text:title>Dawn | Milestone Breakdown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v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2">MB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Dawn | Milestone Breakdown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v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v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Dawn</text:p>
      </style:header>
      <style:header-left>
        <text:p text:style-name="MP7"><text:title>Dawn | Milestone Breakdown</text:title></text:p>
        <text:p text:style-name="MP7"><draw:line text:anchor-type="paragraph" draw:z-index="17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6" draw:style-name="Mgr1" draw:text-style-name="MP6" svg:x1="16.991cm" svg:y1="0.254cm" svg:x2="0.012cm" svg:y2="0.295cm"><text:p/></draw:line></text:p>
        <text:p text:style-name="MP5"><text:span text:style-name="MT2">MB</text:span>-<text:page-number style:num-format="1" text:select-page="current">1</text:page-number></text:p>
      </style:footer>
      <style:footer-left>
        <text:p text:style-name="MP8"><draw:line text:anchor-type="paragraph" draw:z-index="18" draw:style-name="Mgr3" draw:text-style-name="MP6" svg:x1="0.016cm" svg:y1="0.254cm" svg:x2="17.002cm" svg:y2="0.254cm"><text:p/></draw:line></text:p>
        <text:p text:style-name="MP8">EDD-<text:page-number style:num-format="i" text:select-page="current">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0" draw:style-name="Mgr2" draw:text-style-name="MP6" svg:x1="-0.007cm" svg:y1="0.111cm" svg:x2="16.921cm" svg:y2="0.081cm"><text:p/></draw:line></text:p>
      </style:header>
      <style:header-left>
        <text:p text:style-name="MP7"><text:title>Dawn | Milestone Breakdown</text:title></text:p>
        <text:p text:style-name="MP7"><draw:line text:anchor-type="paragraph" draw:z-index="2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2" draw:style-name="Mgr1" draw:text-style-name="MP6" svg:x1="16.991cm" svg:y1="0.254cm" svg:x2="0.012cm" svg:y2="0.295cm"><text:p/></draw:line></text:p>
        <text:p text:style-name="MP5">DOC-<text:page-number style:num-format="1" text:select-page="current">5</text:page-number></text:p>
      </style:footer>
      <style:footer-left>
        <text:p text:style-name="MP8"><draw:line text:anchor-type="paragraph" draw:z-index="24" draw:style-name="Mgr3" draw:text-style-name="MP6" svg:x1="0.016cm" svg:y1="0.254cm" svg:x2="17.002cm" svg:y2="0.254cm"><text:p/></draw:line></text:p>
        <text:p text:style-name="MP8">EDD-<text:page-number style:num-format="i" text:select-page="current">v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3">ZED</text:p>
      </style:header>
      <style:header-left>
        <text:p text:style-name="MP7"><text:title>Dawn | Milestone Breakdown</text:title></text:p>
        <text:p text:style-name="MP7"><draw:line text:anchor-type="paragraph" draw:z-index="27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5" draw:style-name="Mgr1" draw:text-style-name="MP6" svg:x1="16.991cm" svg:y1="0.254cm" svg:x2="0.012cm" svg:y2="0.295cm"><text:p/></draw:line></text:p>
        <text:p text:style-name="MP5">EDD-<text:page-number style:num-format="1" text:select-page="current">5</text:page-number></text:p>
      </style:footer>
      <style:footer-left>
        <text:p text:style-name="MP8"><draw:line text:anchor-type="paragraph" draw:z-index="29" draw:style-name="Mgr3" draw:text-style-name="MP6" svg:x1="0.016cm" svg:y1="0.254cm" svg:x2="17.002cm" svg:y2="0.254cm"><text:p/></draw:line></text:p>
        <text:p text:style-name="MP8"><text:span text:style-name="MT3">MB</text:span>-<text:page-number style:num-format="1"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17:32:54.21</meta:creation-date>
    <meta:editing-duration>PT18H30M5S</meta:editing-duration>
    <meta:editing-cycles>98</meta:editing-cycles>
    <meta:generator>LibreOffice/3.6$Windows_x86 LibreOffice_project/da8c1e6-fd468f4-454e206-f42a4a9-143cfd</meta:generator>
    <dc:title>Dawn | Milestone Breakdown</dc:title>
    <dc:date>2012-10-30T17:06:43.32</dc:date>
    <meta:document-statistic meta:table-count="3" meta:image-count="0" meta:object-count="0" meta:page-count="13" meta:paragraph-count="207" meta:word-count="1527" meta:character-count="8652" meta:non-whitespace-character-count="7293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29T17:32:53.67"/>
  </office:meta>
</office:document-meta>
</file>